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F0000018398F34EA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thJax_Typewriter" svg:font-family="MathJax_Typewriter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18cm" svg:stroke-color="#0f4d13" draw:marker-start-width="0.675cm" draw:marker-end-width="0.675cm" svg:stroke-linecap="round" draw:fill="none" loext:fill-use-slide-background="false" draw:textarea-horizontal-align="justify" draw:textarea-vertical-align="middle" draw:auto-grow-height="false" fo:min-height="0.579cm" fo:min-width="0.968cm" fo:padding-top="0.282cm" fo:padding-bottom="0.282cm" fo:padding-left="0.407cm" fo:padding-right="0.407cm" loext:decorative="false"/>
    </style:style>
    <style:style style:name="gr2" style:family="graphic" style:parent-style-name="standard">
      <style:graphic-properties svg:stroke-width="0.282cm" svg:stroke-color="#0f4d13" draw:marker-start-width="0.622cm" draw:marker-end-width="0.622cm" svg:stroke-linecap="round" draw:fill="none" loext:fill-use-slide-background="false" draw:textarea-horizontal-align="justify" draw:textarea-vertical-align="middle" draw:auto-grow-height="false" fo:min-height="0.505cm" fo:min-width="0.738cm" fo:padding-top="0.265cm" fo:padding-bottom="0.265cm" fo:padding-left="0.39cm" fo:padding-right="0.39cm" loext:decorative="false"/>
    </style:style>
    <style:style style:name="gr3" style:family="graphic" style:parent-style-name="objectwithoutfill">
      <style:graphic-properties svg:stroke-width="0.247cm" svg:stroke-color="#0f4d13" draw:marker-start-width="0.568cm" draw:marker-end-width="0.568cm" draw:fill="none" draw:textarea-vertical-align="middle" fo:padding-top="0.246cm" fo:padding-bottom="0.246cm" fo:padding-left="0.371cm" fo:padding-right="0.371cm" loext:decorative="false"/>
    </style:style>
    <style:style style:name="gr4" style:family="graphic" style:parent-style-name="objectwithoutfill">
      <style:graphic-properties svg:stroke-width="0.282cm" svg:stroke-color="#0f4d13" draw:marker-start-width="0.619cm" draw:marker-end-width="0.619cm" svg:stroke-linecap="round" draw:fill="none" draw:textarea-vertical-align="middle" fo:padding-top="0.262cm" fo:padding-bottom="0.262cm" fo:padding-left="0.387cm" fo:padding-right="0.387cm" loext:decorative="false"/>
    </style:style>
    <style:style style:name="gr5" style:family="graphic" style:parent-style-name="standard">
      <style:graphic-properties draw:stroke="none" svg:stroke-color="#000000" draw:fill="none" draw:fill-color="#1b6720" draw:auto-grow-height="true" draw:auto-grow-width="false" fo:min-height="1.356cm" loext:decorative="false"/>
      <style:paragraph-properties style:writing-mode="lr-tb"/>
    </style:style>
    <style:style style:name="gr6" style:family="graphic" style:parent-style-name="Object_20_with_20_no_20_fill_20_and_20_no_20_line" style:list-style-name="L2">
      <style:graphic-properties draw:stroke="none" svg:stroke-width="0.018cm" svg:stroke-color="#0f4d13" draw:marker-start="" draw:marker-start-width="0.227cm" draw:marker-start-center="false" draw:marker-end="" draw:marker-end-width="0.227cm" draw:marker-end-center="false" draw:fill="none" draw:fill-color="#1b6720" loext:fill-use-slide-background="false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50%" draw:gamma="100%" draw:red="0%" draw:green="0%" draw:blue="0%" fo:clip="rect(0cm, 0cm, 0cm, 0cm)" draw:image-opacity="100%" style:mirror="horizontal" loext:decorative="false"/>
    </style:style>
    <style:style style:name="gr7" style:family="graphic" style:parent-style-name="standard">
      <style:graphic-properties svg:stroke-width="0.318cm" svg:stroke-color="#0f4d13" draw:marker-start-width="0.676cm" draw:marker-end-width="0.676cm" svg:stroke-linecap="round" draw:fill="none" loext:fill-use-slide-background="false" draw:textarea-horizontal-align="justify" draw:textarea-vertical-align="middle" draw:auto-grow-height="false" fo:min-height="1.657cm" fo:min-width="2.466cm" fo:padding-top="0.283cm" fo:padding-bottom="0.283cm" fo:padding-left="0.408cm" fo:padding-right="0.408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f4d13" loext:opacity="100%"/>
    </style:style>
    <style:style style:name="P3" style:family="paragraph">
      <loext:graphic-properties draw:fill="none" draw:fill-color="#1b6720"/>
      <style:text-properties fo:color="#0f4d13" loext:opacity="100%" style:font-name="MathJax_Typewriter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1b672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f4d13" loext:opacity="100%" style:font-name="MathJax_Typewriter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62cm" svg:height="3.428cm" svg:x="9.068cm" svg:y="9.0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895cm" svg:height="2.895cm" draw:transform="rotate (-3.14159265358979) translate (9.575cm 10.525cm)">
          <text:p/>
          <draw:enhanced-geometry svg:viewBox="0 0 21600 21600" draw:glue-points="?f0 0 ?f1 10800 0 21600 10800 21600 21600 21600 ?f7 10800" draw:text-areas="?f1 10800 ?f2 18000 ?f3 7200 ?f4 21600" draw:type="isosceles-triangle" draw:modifiers="10986.66666666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815cm" svg:y1="7.567cm" svg:x2="8.203cm" svg:y2="10.297cm">
          <text:p/>
        </draw:line>
        <draw:line draw:style-name="gr4" draw:text-style-name="P1" draw:layer="layout" svg:x1="6.197cm" svg:y1="7.629cm" svg:x2="7.467cm" svg:y2="7.629cm">
          <text:p/>
        </draw:line>
        <draw:frame draw:style-name="gr5" draw:text-style-name="P3" draw:layer="layout" svg:width="8.255cm" svg:height="1.606cm" svg:x="7.667cm" svg:y="13.8cm">
          <draw:text-box>
            <text:p text:style-name="P2"><text:span text:style-name="T1">diffWOFOST</text:span></text:p>
          </draw:text-box>
        </draw:frame>
        <draw:frame draw:name="Leaf1" draw:style-name="gr6" draw:text-style-name="P4" draw:layer="layout" svg:width="3.536cm" svg:height="4.027cm" draw:transform="skewX (-0.270526034059121) rotate (-0.489564855184409) translate (11.966cm 4.81cm)">
          <draw:image xlink:href="Pictures/100000010000016F0000018398F34EA3.png" xlink:type="simple" xlink:show="embed" xlink:actuate="onLoad" draw:mime-type="image/png">
            <text:p/>
          </draw:image>
        </draw:frame>
        <draw:custom-shape draw:style-name="gr7" draw:text-style-name="P1" draw:layer="layout" svg:width="6.35cm" svg:height="6.35cm" svg:x="7.668cm" svg:y="7.03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712cm" svg:y1="9.255cm" svg:x2="12.43cm" svg:y2="12.4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thJax_Typewriter" svg:font-family="MathJax_Typewriter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1:46:22.393391161</meta:creation-date>
    <dc:date>2025-09-17T11:07:10.097782680</dc:date>
    <meta:editing-duration>PT1H15M55S</meta:editing-duration>
    <meta:editing-cycles>5</meta:editing-cycles>
    <meta:generator>LibreOffice/24.2.7.2$Linux_X86_64 LibreOffice_project/420$Build-2</meta:generator>
    <meta:print-date>2025-09-17T11:05:49.229382432</meta:print-date>
    <meta:printed-by>PDF files</meta:printed-by>
    <meta:document-statistic meta:object-count="8"/>
  </office:meta>
</office:document-meta>
</file>